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69.35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46mm"/>
    </style:style>
    <style:style style:name="co5" style:family="table-column">
      <style:table-column-properties fo:break-before="auto" style:column-width="35mm"/>
    </style:style>
    <style:style style:name="co6" style:family="table-column">
      <style:table-column-properties fo:break-before="auto" style:column-width="25.82mm"/>
    </style:style>
    <style:style style:name="co7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mm"/>
    </style:style>
    <style:style style:name="ce4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81d41a"/>
    </style:style>
    <style:style style:name="ce9" style:family="table-cell" style:parent-style-name="Default" style:data-style-name="N0">
      <style:table-cell-properties fo:background-color="#729fcf"/>
    </style:style>
    <style:style style:name="ce10" style:family="table-cell" style:parent-style-name="Default" style:data-style-name="N0">
      <style:table-cell-properties fo:background-color="#ff3838"/>
    </style:style>
    <style:style style:name="ce11" style:family="table-cell" style:parent-style-name="Default" style:data-style-name="N0">
      <style:table-cell-properties fo:background-color="#cccccc"/>
    </style:style>
    <style:style style:name="ce12" style:family="table-cell" style:parent-style-name="Default" style:data-style-name="N0">
      <style:table-cell-properties fo:background-color="#ffbf00"/>
    </style:style>
    <style:style style:name="ce8" style:family="table-cell" style:parent-style-name="Default" style:data-style-name="N112"/>
    <style:style style:name="ce13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5" table:default-cell-style-name="ce1"/>
        <table:table-column table:style-name="co7" table:number-columns-repeated="960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DATE</text:p>
          </table:table-cell>
          <table:table-cell table:style-name="ce5" office:value-type="string" calcext:value-type="string">
            <text:p>FEEDBACK</text:p>
          </table:table-cell>
          <table:table-cell table:style-name="ce5" office:value-type="string" calcext:value-type="string">
            <text:p>PLAYING AS</text:p>
          </table:table-cell>
          <table:table-cell table:style-name="ce6" office:value-type="string" calcext:value-type="string">
            <text:p>DEPARTMENT</text:p>
          </table:table-cell>
          <table:table-cell table:style-name="ce6" office:value-type="string" calcext:value-type="string">
            <text:p>SEVERITY</text:p>
          </table:table-cell>
          <table:table-cell table:style-name="ce6" office:value-type="string" calcext:value-type="string">
            <text:p>FIXED BY</text:p>
          </table:table-cell>
          <table:table-cell table:style-name="ce6" office:value-type="string" calcext:value-type="string">
            <text:p>DATE FIXED</text:p>
          </table:table-cell>
          <table:table-cell table:style-name="ce6" office:value-type="string" calcext:value-type="string">
            <text:p>COMMENTS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Lab floor is higher than the rest of the floor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is pretty slippery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lass door trigger areas need checking as they’re very difficult to open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rridor from storage room to armoury has no collider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Ages ago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igns are good :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table:style-name="Default"/>
          <table:table-cell/>
          <table:table-cell office:value-type="string" calcext:value-type="string">
            <text:p>thanks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“Room leads to room” signag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table:style-name="Default"/>
          <table:table-cell table:style-name="ce8" office:value-type="date" office:date-value="2020-03-13" calcext:value-type="date">
            <text:p>13-Mar</text:p>
          </table:table-cell>
          <table:table-cell office:value-type="string" calcext:value-type="string">
            <text:p>I think this would remove the unknown factor of trying to find your way around a station while the alien is following you.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signs above the corridors in the biospher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table:style-name="Default"/>
          <table:table-cell table:style-name="ce8" office:value-type="date" office:date-value="2020-03-13" calcext:value-type="date">
            <text:p>13-Mar</text:p>
          </table:table-cell>
          <table:table-cell office:value-type="string" calcext:value-type="string">
            <text:p>Moved signs to be better visible.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door animation looks goo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table:style-name="Default"/>
          <table:table-cell/>
          <table:table-cell office:value-type="string" calcext:value-type="string">
            <text:p>suprising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door isn’t flush with the floo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style-name="Default"/>
          <table:table-cell table:number-columns-repeated="101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moving up stairs is weird as they attach to the sides of the stairs</text:p>
          </table:table-cell>
          <table:table-cell office:value-type="string" calcext:value-type="string">
            <text:p>Alien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rosshair would probably be better than a do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Acid spit would be cool”</text:p>
          </table:table-cell>
          <table:table-cell office:value-type="string" calcext:value-type="string">
            <text:p>Alien</text:p>
          </table:table-cell>
          <table:table-cell table:style-name="ce10" office:value-type="string" calcext:value-type="string">
            <text:p>Prototype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aliens can’t go from pillar to ceil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s in the ceiling are difficult to get into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pillar at the bottom can glitch alien movement due to complex geometry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wall is clipped into entrance ven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office door clips through ven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vent entrance from gen room is badly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4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 “Training area” to get used to controls would be good. Obstacle course for alien, firing range for marine</text:p>
          </table:table-cell>
          <table:table-cell office:value-type="string" calcext:value-type="string">
            <text:p>Alien</text:p>
          </table:table-cell>
          <table:table-cell table:style-name="ce10" office:value-type="string" calcext:value-type="string">
            <text:p>Prototype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 T section near security room, gen room, and canteen is misaligned, causes alien to disconnect from vent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steps don’t work, colliders need check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Holo table on the canteen balcony has a mesh collider and should use primitive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pillar colliders need shrink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ailing bottom rung shouldn’t have a collide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climb up slanted tables as alien due to colliders not running all the way to the floo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s I canteen have no undersid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table:style-name="Default"/>
          <table:table-cell/>
          <table:table-cell office:value-type="string" calcext:value-type="string">
            <text:p>They are glass, they aren't supposed too.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 leg visibly clipped into wall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Door from canteen to bio, you can see through to spac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n canteen TV against wall is float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big wall panels in left corner next to bio door are not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Jump takes a little practice to get used to, but did get used to it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Feedback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t hit by glass doors on opening them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vents in offic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right-most panel between glass doors has no collide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detailed wall, can’t be transferred to from the other wall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floor right of desk has lines between textur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Floor texture looks like minecraft sand” - did take an hour to notice this as alien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Feedback</text:p>
          </table:table-cell>
          <table:table-cell table:number-columns-repeated="1019"/>
        </table:table-row>
        <table:table-row table:style-name="ro5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torage room door to armoury is really badly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ther storage room door is open but renders as clos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rine mouse sensitivity is too high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Feedback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ssault rifle recoil is too jerky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s hint that oxygen will regenerate in the biosphere</text:p>
          </table:table-cell>
          <table:table-cell office:value-type="string" calcext:value-type="string">
            <text:p>Marine</text:p>
          </table:table-cell>
          <table:table-cell table:style-name="ce12" office:value-type="string" calcext:value-type="string">
            <text:p>Writ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ntrol key shoot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oil doesn’t return gun to where you shot from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crouch, jump or aim down sight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eggs aren’t visible through the broken do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walk into the security room due to door alignment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erator room stairs need a railing as you can get yourself stuck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ossible secondary – faster breaching</text:p>
          </table:table-cell>
          <table:table-cell office:value-type="string" calcext:value-type="string">
            <text:p>Marine</text:p>
          </table:table-cell>
          <table:table-cell table:style-name="ce10" office:value-type="string" calcext:value-type="string">
            <text:p>Prototype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ogue collider in spawn corridor floor allows marine to get air from walking forward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sign above space-side door in spawn corrid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awn corridor door not flush with the flo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xygen regeneration area doesn’t cover the whole biosphere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layer seems very tall in spawn corridor, flloor collider may be too high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n audio clip in the spawn corridor, saying something like “Depressurising”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Effect in spawn corridor was obviously pressurisation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Feedback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rint should use oxygen faster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Feels like you should be able to open doors from a little further away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You can step up railing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t isn’t obvious what to do in the security room, or that there are two of them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The security room button also isn’t obviou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UI element for a warning of low/ no oxygen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x O2 displays as 99 not 100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an get stuck behind desk in alien spawn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ontrols are snapping and disorientating with alien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Programm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he snapping of the alien makes it difficult to engage in combat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Programm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More torch light is needed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Marines move too fast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Alien feels underpower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Oxygen is too low to complete the objective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Difficult to tell when you have changed orientation in a vent as the alien</text:p>
          </table:table-cell>
          <table:table-cell office:value-type="string" calcext:value-type="string">
            <text:p>Alien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orch light should be softe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You jump after going through a door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Red crosshair is hard to see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an get stuck underneath generator room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Generator room floor has collider issues that stops the marine from moving on the walkway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Death screen needs to be added as unable to tell when you die</text:p>
          </table:table-cell>
          <table:table-cell office:value-type="string" calcext:value-type="string">
            <text:p>Alien/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Sliding marines leads to overshooting corridor entrances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ime to kill the alien is too low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Red against black door opening radial dial is hard too see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Biosphere door trigger area needs to be large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Permanent objective guidance should be on screen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Breaching takes too long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Alien jump needs a charge bar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 Programming/Art</text:p>
          </table:table-cell>
          <table:table-cell table:number-columns-repeated="1019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/>
      <number:text>-</number:text>
      <number:month number:textual="true"/>
    </number:date-style>
    <number:date-style style:name="N112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 style:data-style-name="N2" text:time-value="07:51:40.9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dc:title/>
    <dc:description/>
    <dc:subject/>
    <meta:initial-creator/>
    <meta:creation-date>2020-03-06T09:20:28Z</meta:creation-date>
    <dc:date>2020-03-28T07:53:26.770000000</dc:date>
    <meta:editing-cycles>15</meta:editing-cycles>
    <meta:editing-duration>PT34M52S</meta:editing-duration>
    <meta:document-statistic meta:table-count="1" meta:cell-count="425" meta:object-count="0"/>
  </office:meta>
</office:document-meta>
</file>